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283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" style:family="table-cell" style:parent-style-name="Default">
      <style:table-cell-properties fo:border-bottom="0.0138in solid #000000" fo:background-color="#cccccc" style:text-align-source="fix" style:repeat-content="false" fo:border-left="0.0138in solid #000000" fo:border-right="0.0071in solid #000000" fo:border-top="0.0138in solid #000000"/>
      <style:paragraph-properties fo:text-align="center" fo:margin-left="0in"/>
    </style:style>
    <style:style style:name="ce4" style:family="table-cell" style:parent-style-name="Default">
      <style:table-cell-properties fo:border-bottom="0.0138in solid #000000" fo:background-color="#94bd5e" style:text-align-source="fix" style:repeat-content="false" fo:border-left="0.0138in solid #000000" fo:border-right="0.0071in solid #000000" fo:border-top="0.0138in solid #000000"/>
      <style:paragraph-properties fo:text-align="center" fo:margin-left="0in"/>
    </style:style>
    <style:style style:name="ce5" style:family="table-cell" style:parent-style-name="Default">
      <style:table-cell-properties fo:border-bottom="0.0138in solid #000000" fo:background-color="#ffcc99" style:text-align-source="fix" style:repeat-content="false" fo:border-left="0.0138in solid #000000" fo:border-right="0.0071in solid #000000" fo:border-top="0.0138in solid #000000"/>
      <style:paragraph-properties fo:text-align="center" fo:margin-left="0in"/>
    </style:style>
    <style:style style:name="ce6" style:family="table-cell" style:parent-style-name="Default">
      <style:table-cell-properties fo:border-bottom="0.0071in solid #000000" fo:background-color="#94bd5e" style:text-align-source="fix" style:repeat-content="false" fo:border-left="0.0071in solid #000000" fo:border-right="0.0071in solid #000000" fo:border-top="0.0138in solid #000000"/>
      <style:paragraph-properties fo:text-align="center" fo:margin-left="0in"/>
    </style:style>
    <style:style style:name="ce7" style:family="table-cell" style:parent-style-name="Default">
      <style:table-cell-properties fo:background-color="#7da647" style:text-align-source="fix" style:repeat-content="false" fo:border="0.0071in solid #000000"/>
      <style:paragraph-properties fo:text-align="center" fo:margin-left="0in"/>
    </style:style>
    <style:style style:name="ce8" style:family="table-cell" style:parent-style-name="Default">
      <style:table-cell-properties fo:background-color="#7da647" fo:border="0.0071in solid #000000"/>
    </style:style>
    <style:style style:name="ce9" style:family="table-cell" style:parent-style-name="Default">
      <style:table-cell-properties fo:background-color="#ff9966" fo:border="0.0071in solid #000000"/>
    </style:style>
    <style:style style:name="ce10" style:family="table-cell" style:parent-style-name="Default">
      <style:table-cell-properties fo:background-color="#7da647"/>
    </style:style>
    <style:style style:name="ce11" style:family="table-cell" style:parent-style-name="Default">
      <style:table-cell-properties fo:background-color="#ff9966"/>
    </style:style>
    <style:style style:name="ce12" style:family="table-cell" style:parent-style-name="Default">
      <style:table-cell-properties fo:border-bottom="0.0071in solid #000000" fo:background-color="#ffcc99" style:text-align-source="fix" style:repeat-content="false" fo:border-left="0.0071in solid #000000" fo:border-right="0.0071in solid #000000" fo:border-top="0.0138in solid #000000"/>
      <style:paragraph-properties fo:text-align="center" fo:margin-left="0in"/>
    </style:style>
    <style:style style:name="ce13" style:family="table-cell" style:parent-style-name="Default">
      <style:table-cell-properties fo:border-bottom="0.0071in solid #000000" fo:background-color="#ffcc99" style:text-align-source="fix" style:repeat-content="false" fo:border-left="0.0071in solid #000000" fo:border-right="0.0138in solid #000000" fo:border-top="0.0138in solid #000000"/>
      <style:paragraph-properties fo:text-align="center" fo:margin-left="0in"/>
    </style:style>
    <style:style style:name="ce14" style:family="table-cell" style:parent-style-name="Default">
      <style:table-cell-properties fo:border-bottom="0.0071in solid #000000" fo:background-color="#ff9966" fo:border-left="0.0071in solid #000000" fo:border-right="0.0138in solid #000000" fo:border-top="0.0071in solid #000000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>
            <text:p>Met called in</text:p>
          </table:table-cell>
          <table:table-cell table:style-name="ce6" office:value-type="string">
            <text:p>Unit</text:p>
          </table:table-cell>
          <table:table-cell table:style-name="ce6" office:value-type="string">
            <text:p>Register</text:p>
          </table:table-cell>
          <table:table-cell table:style-name="ce6" office:value-type="string">
            <text:p>Register file</text:p>
          </table:table-cell>
          <table:table-cell table:style-name="ce6" office:value-type="string">
            <text:p>Fifo</text:p>
          </table:table-cell>
          <table:table-cell table:style-name="ce6" office:value-type="string">
            <text:p>Memory</text:p>
          </table:table-cell>
          <table:table-cell table:style-name="ce6" office:value-type="string">
            <text:p>Testbench</text:p>
          </table:table-cell>
          <table:table-cell table:style-name="ce12" office:value-type="string">
            <text:p>Memory map</text:p>
          </table:table-cell>
          <table:table-cell table:style-name="ce12" office:value-type="string">
            <text:p>Vector</text:p>
          </table:table-cell>
          <table:table-cell table:style-name="ce12" office:value-type="string">
            <text:p>Interface</text:p>
          </table:table-cell>
          <table:table-cell table:style-name="ce12" office:value-type="string">
            <text:p>Ifc instance</text:p>
          </table:table-cell>
          <table:table-cell table:style-name="ce12" office:value-type="string">
            <text:p>Signal group</text:p>
          </table:table-cell>
          <table:table-cell table:style-name="ce13" office:value-type="string">
            <text:p>Sg instance</text:p>
          </table:table-cell>
        </table:table-row>
        <table:table-row table:style-name="ro1">
          <table:table-cell/>
          <table:table-cell table:style-name="ce4" office:value-type="string">
            <text:p>Unit</text:p>
          </table:table-cell>
          <table:table-cell table:style-name="ce7">
            <office:annotation draw:style-name="gr1" draw:text-style-name="P2" svg:width="1.887in" svg:height="0.285in" svg:x="3.8268in" svg:y="0.0677in" draw:caption-point-x="-3.8268in" draw:caption-point-y="-0.0677in">
              <dc:creator>bb</dc:creator>
              <dc:date>2008-05-19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9496in" svg:height="0.285in" svg:x="4.6949in" svg:y="0.0677in" draw:caption-point-x="-4.6949in" draw:caption-point-y="-0.0677in">
              <dc:creator>bb</dc:creator>
              <dc:date>2008-05-19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7327in" svg:height="0.285in" svg:x="5.7776in" svg:y="0.0677in" draw:caption-point-x="-5.7776in" draw:caption-point-y="-0.0677in">
              <dc:creator>bb</dc:creator>
              <dc:date>2008-05-19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6.5276in" svg:y="0.0677in" draw:caption-point-x="-6.5276in" draw:caption-point-y="-0.0677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7.4602in" svg:y="0.0677in" draw:caption-point-x="-7.4602in" draw:caption-point-y="-0.0677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8.3492in" svg:y="0.0677in" draw:caption-point-x="-8.3492in" draw:caption-point-y="-0.0677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9">
            <office:annotation draw:style-name="gr1" draw:text-style-name="P2" svg:width="1.1413in" svg:height="0.4909in" svg:x="9.2709in" svg:y="0.0677in" draw:caption-point-x="-9.2709in" draw:caption-point-y="-0.0677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0965in" svg:y="0.0677in" draw:caption-point-x="-10.0965in" draw:caption-point-y="-0.0677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9854in" svg:y="0.0677in" draw:caption-point-x="-10.9854in" draw:caption-point-y="-0.0677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1.8744in" svg:y="0.0677in" draw:caption-point-x="-11.8744in" draw:caption-point-y="-0.0677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2.7634in" svg:y="0.0677in" draw:caption-point-x="-12.7634in" draw:caption-point-y="-0.0677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  <table:table-cell table:style-name="ce14">
            <office:annotation draw:style-name="gr1" draw:text-style-name="P2" svg:width="1.1413in" svg:height="0.4909in" svg:x="13.6524in" svg:y="0.0677in" draw:caption-point-x="-13.6524in" draw:caption-point-y="-0.0677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</table:table-row>
        <table:table-row table:style-name="ro1">
          <table:table-cell table:style-name="ce1"/>
          <table:table-cell table:style-name="ce4" office:value-type="string">
            <text:p>Register</text:p>
          </table:table-cell>
          <table:table-cell table:style-name="ce7">
            <office:annotation draw:style-name="gr1" draw:text-style-name="P2" svg:width="1.8437in" svg:height="0.285in" svg:x="3.8268in" svg:y="0.287in" draw:caption-point-x="-3.8268in" draw:caption-point-y="-0.287in">
              <dc:creator>bb</dc:creator>
              <dc:date>2008-05-19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4.6949in" svg:y="0.287in" draw:caption-point-x="-4.6949in" draw:caption-point-y="-0.287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5.7776in" svg:y="0.287in" draw:caption-point-x="-5.7776in" draw:caption-point-y="-0.287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6.5276in" svg:y="0.287in" draw:caption-point-x="-6.5276in" draw:caption-point-y="-0.287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8">
            <office:annotation draw:style-name="gr1" draw:text-style-name="P2" svg:width="1.1413in" svg:height="0.4909in" svg:x="7.4602in" svg:y="0.287in" draw:caption-point-x="-7.4602in" draw:caption-point-y="-0.287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8">
            <office:annotation draw:style-name="gr1" draw:text-style-name="P2" svg:width="1.1413in" svg:height="0.4909in" svg:x="8.3492in" svg:y="0.287in" draw:caption-point-x="-8.3492in" draw:caption-point-y="-0.287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9">
            <office:annotation draw:style-name="gr1" draw:text-style-name="P2" svg:width="1.1413in" svg:height="0.4909in" svg:x="9.2709in" svg:y="0.287in" draw:caption-point-x="-9.2709in" draw:caption-point-y="-0.287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0965in" svg:y="0.287in" draw:caption-point-x="-10.0965in" draw:caption-point-y="-0.287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9854in" svg:y="0.287in" draw:caption-point-x="-10.9854in" draw:caption-point-y="-0.287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1.8744in" svg:y="0.287in" draw:caption-point-x="-11.8744in" draw:caption-point-y="-0.287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2.7634in" svg:y="0.287in" draw:caption-point-x="-12.7634in" draw:caption-point-y="-0.287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  <table:table-cell table:style-name="ce14">
            <office:annotation draw:style-name="gr1" draw:text-style-name="P2" svg:width="1.1413in" svg:height="0.4909in" svg:x="13.2988in" svg:y="0.287in" draw:caption-point-x="-13.2988in" draw:caption-point-y="-0.287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</table:table-row>
        <table:table-row table:style-name="ro1">
          <table:table-cell table:style-name="ce1"/>
          <table:table-cell table:style-name="ce4" office:value-type="string">
            <text:p>Register file</text:p>
          </table:table-cell>
          <table:table-cell table:style-name="ce7">
            <office:annotation draw:style-name="gr1" draw:text-style-name="P2" svg:width="1.7354in" svg:height="0.285in" svg:x="3.8268in" svg:y="0.5063in" draw:caption-point-x="-3.8268in" draw:caption-point-y="-0.5063in">
              <dc:creator>bb</dc:creator>
              <dc:date>2008-05-19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4.6949in" svg:y="0.5063in" draw:caption-point-x="-4.6949in" draw:caption-point-y="-0.5063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5.7776in" svg:y="0.5063in" draw:caption-point-x="-5.7776in" draw:caption-point-y="-0.5063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6.5276in" svg:y="0.5063in" draw:caption-point-x="-6.5276in" draw:caption-point-y="-0.5063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8">
            <office:annotation draw:style-name="gr1" draw:text-style-name="P2" svg:width="1.1413in" svg:height="0.4909in" svg:x="7.4602in" svg:y="0.5063in" draw:caption-point-x="-7.4602in" draw:caption-point-y="-0.5063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8">
            <office:annotation draw:style-name="gr1" draw:text-style-name="P2" svg:width="1.1413in" svg:height="0.4909in" svg:x="8.3492in" svg:y="0.5063in" draw:caption-point-x="-8.3492in" draw:caption-point-y="-0.5063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9">
            <office:annotation draw:style-name="gr1" draw:text-style-name="P2" svg:width="1.1413in" svg:height="0.4909in" svg:x="9.2709in" svg:y="0.5063in" draw:caption-point-x="-9.2709in" draw:caption-point-y="-0.5063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0965in" svg:y="0.5063in" draw:caption-point-x="-10.0965in" draw:caption-point-y="-0.5063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9854in" svg:y="0.5063in" draw:caption-point-x="-10.9854in" draw:caption-point-y="-0.5063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1.8744in" svg:y="0.5063in" draw:caption-point-x="-11.8744in" draw:caption-point-y="-0.5063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2.7634in" svg:y="0.5063in" draw:caption-point-x="-12.7634in" draw:caption-point-y="-0.5063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  <table:table-cell table:style-name="ce14">
            <office:annotation draw:style-name="gr1" draw:text-style-name="P2" svg:width="1.1413in" svg:height="0.4909in" svg:x="13.2988in" svg:y="0.5063in" draw:caption-point-x="-13.2988in" draw:caption-point-y="-0.5063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</table:table-row>
        <table:table-row table:style-name="ro1">
          <table:table-cell table:style-name="ce1"/>
          <table:table-cell table:style-name="ce4" office:value-type="string">
            <text:p>Fifo</text:p>
          </table:table-cell>
          <table:table-cell table:style-name="ce7">
            <office:annotation draw:style-name="gr1" draw:text-style-name="P2" svg:width="1.1413in" svg:height="0.4909in" svg:x="3.8268in" svg:y="0.7256in" draw:caption-point-x="-3.8268in" draw:caption-point-y="-0.7256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4.6949in" svg:y="0.7256in" draw:caption-point-x="-4.6949in" draw:caption-point-y="-0.7256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5.7776in" svg:y="0.7256in" draw:caption-point-x="-5.7776in" draw:caption-point-y="-0.7256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6.5276in" svg:y="0.7256in" draw:caption-point-x="-6.5276in" draw:caption-point-y="-0.7256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8">
            <office:annotation draw:style-name="gr1" draw:text-style-name="P2" svg:width="1.1413in" svg:height="0.4909in" svg:x="7.4602in" svg:y="0.7256in" draw:caption-point-x="-7.4602in" draw:caption-point-y="-0.7256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8">
            <office:annotation draw:style-name="gr1" draw:text-style-name="P2" svg:width="1.1413in" svg:height="0.4909in" svg:x="8.3492in" svg:y="0.7256in" draw:caption-point-x="-8.3492in" draw:caption-point-y="-0.7256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9">
            <office:annotation draw:style-name="gr1" draw:text-style-name="P2" svg:width="1.1413in" svg:height="0.4909in" svg:x="9.2709in" svg:y="0.7256in" draw:caption-point-x="-9.2709in" draw:caption-point-y="-0.7256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0965in" svg:y="0.7256in" draw:caption-point-x="-10.0965in" draw:caption-point-y="-0.7256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9854in" svg:y="0.7256in" draw:caption-point-x="-10.9854in" draw:caption-point-y="-0.7256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1.8744in" svg:y="0.7256in" draw:caption-point-x="-11.8744in" draw:caption-point-y="-0.7256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2.7634in" svg:y="0.7256in" draw:caption-point-x="-12.7634in" draw:caption-point-y="-0.7256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  <table:table-cell table:style-name="ce14">
            <office:annotation draw:style-name="gr1" draw:text-style-name="P2" svg:width="1.1413in" svg:height="0.4909in" svg:x="13.2988in" svg:y="0.7256in" draw:caption-point-x="-13.2988in" draw:caption-point-y="-0.7256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</table:table-row>
        <table:table-row table:style-name="ro1">
          <table:table-cell table:style-name="ce2"/>
          <table:table-cell table:style-name="ce4" office:value-type="string">
            <text:p>Memory</text:p>
          </table:table-cell>
          <table:table-cell table:style-name="ce7">
            <office:annotation draw:style-name="gr1" draw:text-style-name="P2" svg:width="1.1413in" svg:height="0.4909in" svg:x="3.8268in" svg:y="0.9449in" draw:caption-point-x="-3.8268in" draw:caption-point-y="-0.9449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4.6949in" svg:y="0.9449in" draw:caption-point-x="-4.6949in" draw:caption-point-y="-0.9449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5.7776in" svg:y="0.9449in" draw:caption-point-x="-5.7776in" draw:caption-point-y="-0.9449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7">
            <office:annotation draw:style-name="gr1" draw:text-style-name="P2" svg:width="1.1413in" svg:height="0.4909in" svg:x="6.5276in" svg:y="0.9449in" draw:caption-point-x="-6.5276in" draw:caption-point-y="-0.9449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8">
            <office:annotation draw:style-name="gr1" draw:text-style-name="P2" svg:width="1.1413in" svg:height="0.4909in" svg:x="7.4602in" svg:y="0.9449in" draw:caption-point-x="-7.4602in" draw:caption-point-y="-0.9449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8">
            <office:annotation draw:style-name="gr1" draw:text-style-name="P2" svg:width="1.1413in" svg:height="0.4909in" svg:x="8.3492in" svg:y="0.9449in" draw:caption-point-x="-8.3492in" draw:caption-point-y="-0.9449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9">
            <office:annotation draw:style-name="gr1" draw:text-style-name="P2" svg:width="1.1413in" svg:height="0.4909in" svg:x="9.2709in" svg:y="0.9449in" draw:caption-point-x="-9.2709in" draw:caption-point-y="-0.9449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0965in" svg:y="0.9449in" draw:caption-point-x="-10.0965in" draw:caption-point-y="-0.9449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9854in" svg:y="0.9449in" draw:caption-point-x="-10.9854in" draw:caption-point-y="-0.9449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1.8744in" svg:y="0.9449in" draw:caption-point-x="-11.8744in" draw:caption-point-y="-0.9449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2.7634in" svg:y="0.9449in" draw:caption-point-x="-12.7634in" draw:caption-point-y="-0.9449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  <table:table-cell table:style-name="ce14">
            <office:annotation draw:style-name="gr1" draw:text-style-name="P2" svg:width="1.1413in" svg:height="0.4909in" svg:x="13.2988in" svg:y="0.9449in" draw:caption-point-x="-13.2988in" draw:caption-point-y="-0.9449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</table:table-row>
        <table:table-row table:style-name="ro1">
          <table:table-cell/>
          <table:table-cell table:style-name="ce4" office:value-type="string">
            <text:p>Testbench</text:p>
          </table:table-cell>
          <table:table-cell table:style-name="ce8">
            <office:annotation draw:style-name="gr1" draw:text-style-name="P2" svg:width="1.1413in" svg:height="0.4909in" svg:x="3.8268in" svg:y="1.1642in" draw:caption-point-x="-3.8268in" draw:caption-point-y="-1.1642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8">
            <office:annotation draw:style-name="gr1" draw:text-style-name="P2" svg:width="1.1413in" svg:height="0.4909in" svg:x="4.6949in" svg:y="1.1642in" draw:caption-point-x="-4.6949in" draw:caption-point-y="-1.1642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8">
            <office:annotation draw:style-name="gr1" draw:text-style-name="P2" svg:width="1.1413in" svg:height="0.4909in" svg:x="5.7776in" svg:y="1.1642in" draw:caption-point-x="-5.7776in" draw:caption-point-y="-1.1642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8">
            <office:annotation draw:style-name="gr1" draw:text-style-name="P2" svg:width="1.1413in" svg:height="0.4909in" svg:x="6.5276in" svg:y="1.1642in" draw:caption-point-x="-6.5276in" draw:caption-point-y="-1.1642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8">
            <office:annotation draw:style-name="gr1" draw:text-style-name="P2" svg:width="1.1413in" svg:height="0.4909in" svg:x="7.4602in" svg:y="1.1642in" draw:caption-point-x="-7.4602in" draw:caption-point-y="-1.1642in">
              <dc:creator>bb</dc:creator>
              <dc:date>2008-05-20T00:00:00</dc:date>
              <text:p text:style-name="P1"><text:span text:style-name="T1">inter_gen_uniq_rtl_valid.pl</text:span></text:p>
            </office:annotation>
          </table:table-cell>
          <table:table-cell table:style-name="ce9">
            <office:annotation draw:style-name="gr1" draw:text-style-name="P2" svg:width="1.1413in" svg:height="0.4909in" svg:x="8.3819in" svg:y="1.1642in" draw:caption-point-x="-8.3819in" draw:caption-point-y="-1.1642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9.2709in" svg:y="1.1642in" draw:caption-point-x="-9.2709in" draw:caption-point-y="-1.1642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0965in" svg:y="1.1642in" draw:caption-point-x="-10.0965in" draw:caption-point-y="-1.1642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9854in" svg:y="1.1642in" draw:caption-point-x="-10.9854in" draw:caption-point-y="-1.1642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1.8744in" svg:y="1.1642in" draw:caption-point-x="-11.8744in" draw:caption-point-y="-1.1642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2.7634in" svg:y="1.1642in" draw:caption-point-x="-12.7634in" draw:caption-point-y="-1.1642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  <table:table-cell table:style-name="ce14">
            <office:annotation draw:style-name="gr1" draw:text-style-name="P2" svg:width="1.1413in" svg:height="0.4909in" svg:x="13.2988in" svg:y="1.1642in" draw:caption-point-x="-13.2988in" draw:caption-point-y="-1.1642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</table:table-row>
        <table:table-row table:style-name="ro1">
          <table:table-cell/>
          <table:table-cell table:style-name="ce5" office:value-type="string">
            <text:p>Unit instance</text:p>
          </table:table-cell>
          <table:table-cell table:style-name="ce9">
            <office:annotation draw:style-name="gr1" draw:text-style-name="P2" svg:width="1.1413in" svg:height="0.4909in" svg:x="3.8268in" svg:y="1.3835in" draw:caption-point-x="-3.8268in" draw:caption-point-y="-1.3835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4.6949in" svg:y="1.3835in" draw:caption-point-x="-4.6949in" draw:caption-point-y="-1.3835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5.7776in" svg:y="1.3835in" draw:caption-point-x="-5.7776in" draw:caption-point-y="-1.3835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6.5276in" svg:y="1.3835in" draw:caption-point-x="-6.5276in" draw:caption-point-y="-1.3835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7.4602in" svg:y="1.3835in" draw:caption-point-x="-7.4602in" draw:caption-point-y="-1.3835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8.3819in" svg:y="1.3835in" draw:caption-point-x="-8.3819in" draw:caption-point-y="-1.3835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9.2709in" svg:y="1.3835in" draw:caption-point-x="-9.2709in" draw:caption-point-y="-1.3835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0965in" svg:y="1.3835in" draw:caption-point-x="-10.0965in" draw:caption-point-y="-1.3835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9854in" svg:y="1.3835in" draw:caption-point-x="-10.9854in" draw:caption-point-y="-1.3835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1.8744in" svg:y="1.3835in" draw:caption-point-x="-11.8744in" draw:caption-point-y="-1.3835in">
              <dc:creator>bb</dc:creator>
              <dc:date>2008-05-24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2.7634in" svg:y="1.3835in" draw:caption-point-x="-12.7634in" draw:caption-point-y="-1.3835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  <table:table-cell table:style-name="ce14">
            <office:annotation draw:style-name="gr1" draw:text-style-name="P2" svg:width="1.1413in" svg:height="0.4909in" svg:x="13.2988in" svg:y="1.3835in" draw:caption-point-x="-13.2988in" draw:caption-point-y="-1.3835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</table:table-row>
        <table:table-row table:style-name="ro1">
          <table:table-cell/>
          <table:table-cell table:style-name="ce5" office:value-type="string">
            <text:p>Reg instance</text:p>
          </table:table-cell>
          <table:table-cell table:style-name="ce9">
            <office:annotation draw:style-name="gr1" draw:text-style-name="P2" svg:width="1.1413in" svg:height="0.4909in" svg:x="3.8268in" svg:y="1.6028in" draw:caption-point-x="-3.8268in" draw:caption-point-y="-1.6028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4.6949in" svg:y="1.6028in" draw:caption-point-x="-4.6949in" draw:caption-point-y="-1.6028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5.7776in" svg:y="1.6028in" draw:caption-point-x="-5.7776in" draw:caption-point-y="-1.6028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6.5276in" svg:y="1.6028in" draw:caption-point-x="-6.5276in" draw:caption-point-y="-1.6028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7.4602in" svg:y="1.6028in" draw:caption-point-x="-7.4602in" draw:caption-point-y="-1.6028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8.3819in" svg:y="1.6028in" draw:caption-point-x="-8.3819in" draw:caption-point-y="-1.6028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9.2709in" svg:y="1.6028in" draw:caption-point-x="-9.2709in" draw:caption-point-y="-1.6028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0965in" svg:y="1.6028in" draw:caption-point-x="-10.0965in" draw:caption-point-y="-1.6028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9854in" svg:y="1.6028in" draw:caption-point-x="-10.9854in" draw:caption-point-y="-1.6028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1.8744in" svg:y="1.6028in" draw:caption-point-x="-11.8744in" draw:caption-point-y="-1.6028in">
              <dc:creator>bb</dc:creator>
              <dc:date>2008-05-24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2.7634in" svg:y="1.6028in" draw:caption-point-x="-12.7634in" draw:caption-point-y="-1.6028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  <table:table-cell table:style-name="ce14">
            <office:annotation draw:style-name="gr1" draw:text-style-name="P2" svg:width="1.1413in" svg:height="0.4909in" svg:x="13.2988in" svg:y="1.6028in" draw:caption-point-x="-13.2988in" draw:caption-point-y="-1.6028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</table:table-row>
        <table:table-row table:style-name="ro1">
          <table:table-cell/>
          <table:table-cell table:style-name="ce5" office:value-type="string">
            <text:p>Rf instance</text:p>
          </table:table-cell>
          <table:table-cell table:style-name="ce9">
            <office:annotation draw:style-name="gr1" draw:text-style-name="P2" svg:width="1.1413in" svg:height="0.4909in" svg:x="3.8268in" svg:y="1.822in" draw:caption-point-x="-3.8268in" draw:caption-point-y="-1.822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4.6949in" svg:y="1.822in" draw:caption-point-x="-4.6949in" draw:caption-point-y="-1.822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5.7776in" svg:y="1.822in" draw:caption-point-x="-5.7776in" draw:caption-point-y="-1.822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6.5276in" svg:y="1.822in" draw:caption-point-x="-6.5276in" draw:caption-point-y="-1.822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7.4602in" svg:y="1.822in" draw:caption-point-x="-7.4602in" draw:caption-point-y="-1.822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8.3819in" svg:y="1.822in" draw:caption-point-x="-8.3819in" draw:caption-point-y="-1.822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9.2709in" svg:y="1.822in" draw:caption-point-x="-9.2709in" draw:caption-point-y="-1.822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0965in" svg:y="1.822in" draw:caption-point-x="-10.0965in" draw:caption-point-y="-1.822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9854in" svg:y="1.822in" draw:caption-point-x="-10.9854in" draw:caption-point-y="-1.822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1.8744in" svg:y="1.822in" draw:caption-point-x="-11.8744in" draw:caption-point-y="-1.822in">
              <dc:creator>bb</dc:creator>
              <dc:date>2008-05-24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2.7634in" svg:y="1.822in" draw:caption-point-x="-12.7634in" draw:caption-point-y="-1.822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  <table:table-cell table:style-name="ce14">
            <office:annotation draw:style-name="gr1" draw:text-style-name="P2" svg:width="1.1413in" svg:height="0.4909in" svg:x="13.2988in" svg:y="1.822in" draw:caption-point-x="-13.2988in" draw:caption-point-y="-1.822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</table:table-row>
        <table:table-row table:style-name="ro1">
          <table:table-cell/>
          <table:table-cell table:style-name="ce5" office:value-type="string">
            <text:p>Fifo instance</text:p>
          </table:table-cell>
          <table:table-cell table:style-name="ce9">
            <office:annotation draw:style-name="gr1" draw:text-style-name="P2" svg:width="1.1413in" svg:height="0.4909in" svg:x="3.8268in" svg:y="2.0413in" draw:caption-point-x="-3.8268in" draw:caption-point-y="-2.0413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4.6949in" svg:y="2.0413in" draw:caption-point-x="-4.6949in" draw:caption-point-y="-2.0413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5.7776in" svg:y="2.0413in" draw:caption-point-x="-5.7776in" draw:caption-point-y="-2.0413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6.5276in" svg:y="2.0413in" draw:caption-point-x="-6.5276in" draw:caption-point-y="-2.0413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7.4602in" svg:y="2.0413in" draw:caption-point-x="-7.4602in" draw:caption-point-y="-2.0413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8.3819in" svg:y="2.0413in" draw:caption-point-x="-8.3819in" draw:caption-point-y="-2.0413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9.2709in" svg:y="2.0413in" draw:caption-point-x="-9.2709in" draw:caption-point-y="-2.0413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0965in" svg:y="2.0413in" draw:caption-point-x="-10.0965in" draw:caption-point-y="-2.0413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9854in" svg:y="2.0413in" draw:caption-point-x="-10.9854in" draw:caption-point-y="-2.0413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1.8744in" svg:y="2.0413in" draw:caption-point-x="-11.8744in" draw:caption-point-y="-2.0413in">
              <dc:creator>bb</dc:creator>
              <dc:date>2008-05-24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2.7634in" svg:y="2.0413in" draw:caption-point-x="-12.7634in" draw:caption-point-y="-2.0413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  <table:table-cell table:style-name="ce14">
            <office:annotation draw:style-name="gr1" draw:text-style-name="P2" svg:width="1.1413in" svg:height="0.4909in" svg:x="13.2988in" svg:y="2.0413in" draw:caption-point-x="-13.2988in" draw:caption-point-y="-2.0413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</table:table-row>
        <table:table-row table:style-name="ro1">
          <table:table-cell/>
          <table:table-cell table:style-name="ce5" office:value-type="string">
            <text:p>Mem instance</text:p>
          </table:table-cell>
          <table:table-cell table:style-name="ce9">
            <office:annotation draw:style-name="gr1" draw:text-style-name="P2" svg:width="1.1413in" svg:height="0.4909in" svg:x="3.8268in" svg:y="2.2606in" draw:caption-point-x="-3.8268in" draw:caption-point-y="-2.2606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4.6949in" svg:y="2.2606in" draw:caption-point-x="-4.6949in" draw:caption-point-y="-2.2606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5.7776in" svg:y="2.2606in" draw:caption-point-x="-5.7776in" draw:caption-point-y="-2.2606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6.5276in" svg:y="2.2606in" draw:caption-point-x="-6.5276in" draw:caption-point-y="-2.2606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7.4929in" svg:y="2.2606in" draw:caption-point-x="-7.4929in" draw:caption-point-y="-2.2606in">
              <dc:creator>bb</dc:creator>
              <dc:date>2008-05-20T00:00:00</dc:date>
              <text:p text:style-name="P1"><text:span text:style-name="T1">inter_gen_uniq_rtl_invalid1.pl</text:span></text:p>
            </office:annotation>
          </table:table-cell>
          <table:table-cell table:style-name="ce9">
            <office:annotation draw:style-name="gr1" draw:text-style-name="P2" svg:width="1.1413in" svg:height="0.4909in" svg:x="8.3819in" svg:y="2.2606in" draw:caption-point-x="-8.3819in" draw:caption-point-y="-2.2606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9.2709in" svg:y="2.2606in" draw:caption-point-x="-9.2709in" draw:caption-point-y="-2.2606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0965in" svg:y="2.2606in" draw:caption-point-x="-10.0965in" draw:caption-point-y="-2.2606in">
              <dc:creator>bb</dc:creator>
              <dc:date>2008-05-20T00:00:00</dc:date>
              <text:p text:style-name="P1"><text:span text:style-name="T1">inter_gen_uniq_rtl_invalid2.pl</text:span></text:p>
            </office:annotation>
          </table:table-cell>
          <table:table-cell table:style-name="ce9">
            <office:annotation draw:style-name="gr1" draw:text-style-name="P2" svg:width="1.1413in" svg:height="0.4909in" svg:x="10.9854in" svg:y="2.2606in" draw:caption-point-x="-10.9854in" draw:caption-point-y="-2.2606in">
              <dc:creator>bb</dc:creator>
              <dc:date>2008-05-23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1.8744in" svg:y="2.2606in" draw:caption-point-x="-11.8744in" draw:caption-point-y="-2.2606in">
              <dc:creator>bb</dc:creator>
              <dc:date>2008-05-24T00:00:00</dc:date>
              <text:p text:style-name="P1"><text:span text:style-name="T1">inter_gen_uniq_rtl_invalid3.pl</text:span></text:p>
            </office:annotation>
          </table:table-cell>
          <table:table-cell table:style-name="ce9">
            <office:annotation draw:style-name="gr1" draw:text-style-name="P2" svg:width="1.1413in" svg:height="0.4909in" svg:x="12.7634in" svg:y="2.2606in" draw:caption-point-x="-12.7634in" draw:caption-point-y="-2.2606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  <table:table-cell table:style-name="ce14">
            <office:annotation draw:style-name="gr1" draw:text-style-name="P2" svg:width="1.1413in" svg:height="0.4909in" svg:x="13.2988in" svg:y="2.2606in" draw:caption-point-x="-13.2988in" draw:caption-point-y="-2.2606in">
              <dc:creator>bb</dc:creator>
              <dc:date>2008-05-24T00:00:00</dc:date>
              <text:p text:style-name="P1"><text:span text:style-name="T1">inter_gen_uniq_rtl_invalid4.pl</text:span></text:p>
            </office:annotation>
          </table:table-cell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6"/>
          <table:table-cell table:style-name="ce10"/>
          <table:table-cell office:value-type="string">
            <text:p><text:s/>- legal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"/>
          <table:table-cell office:value-type="string">
            <text:p><text:s/>- illegal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4">05/24/2008</text:date>, <text:time>13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8-05-05T18:23:13</meta:creation-date>
    <dc:creator>booo buuuu</dc:creator>
    <dc:date>2008-05-24T13:51:45</dc:date>
    <dc:language>en-US</dc:language>
    <meta:editing-cycles>76</meta:editing-cycles>
    <meta:editing-duration>PT8H6M46S</meta:editing-duration>
    <meta:user-defined meta:name="Info 1"/>
    <meta:user-defined meta:name="Info 2"/>
    <meta:user-defined meta:name="Info 3"/>
    <meta:user-defined meta:name="Info 4"/>
    <meta:document-statistic meta:table-count="3" meta:cell-count="158"/>
  </office:meta>
</office:document-meta>
</file>